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A000000384704D05383AA210D5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pitch="variable"/>
    <style:font-face style:name="ヒラギノ角ゴシック1" svg:font-family="ヒラギノ角ゴシック" style:font-family-generic="system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699cm" svg:height="17.311cm" svg:x="0.6cm" svg:y="1.9cm">
          <draw:image xlink:href="Pictures/10000001000005A000000384704D05383AA210D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pitch="variable"/>
    <style:font-face style:name="ヒラギノ角ゴシック1" svg:font-family="ヒラギノ角ゴシック" style:font-family-generic="system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20" svg:d="M0 20l10-20 10 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1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10-15T23:19:09.731687894</dc:date>
    <meta:editing-duration>P1DT8H50M51S</meta:editing-duration>
    <meta:editing-cycles>273</meta:editing-cycles>
    <meta:generator>LibreOffice/7.5.3.2$MacOSX_AARCH64 LibreOffice_project/9f56dff12ba03b9acd7730a5a481eea045e468f3</meta:generator>
    <meta:document-statistic meta:object-count="1"/>
  </office:meta>
</office:document-meta>
</file>